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D000000EDBC04885DDB88289C.png" manifest:media-type="image/png"/>
  <manifest:file-entry manifest:full-path="Pictures/10000001000000E20000013A6F411F175CA060C9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6080be" draw:marker-start-width="0.279cm" draw:marker-end-width="0.279cm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f10d0c" draw:marker-start-width="0.279cm" draw:marker-end-width="0.279cm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72cm"/>
      <style:paragraph-properties style:writing-mode="lr-tb"/>
    </style:style>
    <style:style style:name="gr5" style:family="graphic" style:parent-style-name="objectwithoutfill">
      <style:graphic-properties draw:stroke="dash" draw:stroke-dash="Dashed_20__28_var_29_"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7cm" fo:min-width="0cm"/>
      <style:paragraph-properties style:writing-mode="lr-tb"/>
    </style:style>
    <style:style style:name="gr7" style:family="graphic" style:parent-style-name="objectwithoutfill">
      <style:graphic-properties svg:stroke-width="0.03cm" svg:stroke-color="#0000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18cm"/>
      <style:paragraph-properties style:writing-mode="lr-tb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text-autospace="none"/>
    </style:style>
    <style:style style:name="P5" style:family="paragraph">
      <loext:graphic-properties draw:fill="none" draw:fill-color="#ffffff"/>
      <style:paragraph-properties fo:text-align="center" style:text-autospace="none" style:writing-mode="lr-tb"/>
      <style:text-properties fo:color="#000000" loext:opacity="100%" style:font-name="Calibri1" fo:font-size="11pt" style:letter-kerning="true" style:font-name-asian="Calibri1" style:font-size-asian="11pt" style:font-name-complex="Calibri1" style:font-size-complex="11pt"/>
    </style:style>
    <style:style style:name="P6" style:family="paragraph">
      <loext:graphic-properties draw:fill="none" draw:fill-color="#ffffff"/>
      <style:paragraph-properties fo:text-align="center" style:text-autospace="none" style:writing-mode="lr-tb"/>
      <style:text-properties fo:color="#000000" loext:opacity="100%" style:font-name="Calibri1" fo:font-size="11pt" style:letter-kerning="true" style:font-name-asian="Calibri1" style:font-size-asian="12pt" style:font-name-complex="Calibri1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loext:opacity="100%" style:font-name="Calibri1" fo:font-size="11pt" style:letter-kerning="true" style:font-name-asian="Calibri1" style:font-size-asian="11pt" style:font-name-complex="Calibri1" style:font-size-complex="11pt"/>
    </style:style>
    <style:style style:name="T3" style:family="text">
      <style:text-properties fo:color="#000000" loext:opacity="100%" style:font-name="Calibri1" fo:font-size="11pt" style:letter-kerning="true" style:font-name-asian="Calibri1" style:font-size-asian="12pt" style:font-name-complex="Calibri1" style:font-size-complex="12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22.562cm" svg:y1="8.611cm" svg:x2="15.864cm" svg:y2="5.941cm" svg:d="M22562 8611h-3349v-2670h-3349" svg:viewBox="0 0 6699 2671">
          <text:p/>
        </draw:connector>
        <draw:connector draw:style-name="gr2" draw:text-style-name="P1" draw:layer="layout" draw:line-skew="0.32cm" svg:x1="15.665cm" svg:y1="6.278cm" svg:x2="3.837cm" svg:y2="10.104cm" svg:d="M15665 6278h-5594v3826h-6234" svg:viewBox="0 0 11829 3827">
          <text:p/>
        </draw:connector>
        <draw:connector draw:style-name="gr1" draw:text-style-name="P1" draw:layer="layout" svg:x1="15.587cm" svg:y1="5.959cm" svg:x2="3.815cm" svg:y2="9.52cm" svg:d="M15587 5959h-5886v3561h-5886" svg:viewBox="0 0 11773 3562">
          <text:p/>
        </draw:connector>
        <draw:line draw:style-name="gr3" draw:text-style-name="P1" draw:layer="layout" svg:x1="26.1cm" svg:y1="2.5cm" svg:x2="2.7cm" svg:y2="2.5cm">
          <text:p/>
        </draw:line>
        <draw:frame draw:style-name="gr4" draw:text-style-name="P2" draw:layer="layout" svg:width="2.272cm" svg:height="0.725cm" svg:x="13.966cm" svg:y="1.775cm">
          <draw:text-box>
            <text:p text:style-name="P1"><text:span text:style-name="T1">?? mm</text:span></text:p>
          </draw:text-box>
        </draw:frame>
        <draw:line draw:style-name="gr5" draw:text-style-name="P3" draw:layer="layout" svg:x1="26.1cm" svg:y1="2.3cm" svg:x2="26.1cm" svg:y2="5.9cm">
          <text:p/>
        </draw:line>
        <draw:frame draw:style-name="gr6" draw:text-style-name="P5" draw:layer="layout" svg:width="3.2cm" svg:height="1.157cm" svg:x="21.464cm" svg:y="4.577cm">
          <draw:text-box>
            <text:p text:style-name="P4"><text:span text:style-name="T2">1</text:span><text:span text:style-name="T2">2</text:span><text:span text:style-name="T2">V</text:span><text:span text:style-name="T2"> </text:span><text:span text:style-name="T2">F</text:span><text:span text:style-name="T2">a</text:span><text:span text:style-name="T2">n</text:span></text:p>
          </draw:text-box>
        </draw:frame>
        <draw:frame draw:style-name="gr6" draw:text-style-name="P6" draw:layer="layout" svg:width="3cm" svg:height="1.157cm" svg:x="2.967cm" svg:y="6.996cm">
          <draw:text-box>
            <text:p text:style-name="P4"><text:span text:style-name="T3">F</text:span><text:span text:style-name="T3">i</text:span><text:span text:style-name="T3">c</text:span><text:span text:style-name="T3">h</text:span><text:span text:style-name="T3">e</text:span><text:span text:style-name="T3"> </text:span><text:span text:style-name="T3">P</text:span><text:span text:style-name="T3">i</text:span><text:span text:style-name="T3">c</text:span><text:span text:style-name="T3">o</text:span><text:span text:style-name="T3">B</text:span><text:span text:style-name="T3">l</text:span><text:span text:style-name="T3">a</text:span><text:span text:style-name="T3">d</text:span><text:span text:style-name="T3">e</text:span></text:p>
          </draw:text-box>
        </draw:frame>
        <draw:line draw:style-name="gr5" draw:text-style-name="P3" draw:layer="layout" svg:x1="2.7cm" svg:y1="2.3cm" svg:x2="2.7cm" svg:y2="9.87cm">
          <text:p/>
        </draw:line>
        <draw:connector draw:style-name="gr2" draw:text-style-name="P1" draw:layer="layout" draw:line-skew="-0.44cm" svg:x1="22.634cm" svg:y1="8.923cm" svg:x2="15.962cm" svg:y2="6.256cm" svg:d="M22634 8923h-3776v-2667h-2896" svg:viewBox="0 0 6673 2668">
          <text:p/>
        </draw:connector>
        <draw:line draw:style-name="gr7" draw:text-style-name="P3" draw:layer="layout" svg:x1="15.486cm" svg:y1="5.613cm" svg:x2="15.686cm" svg:y2="6.613cm">
          <text:p/>
        </draw:line>
        <draw:line draw:style-name="gr7" draw:text-style-name="P3" draw:layer="layout" svg:x1="15.8cm" svg:y1="5.6cm" svg:x2="16cm" svg:y2="6.6cm">
          <text:p/>
        </draw:line>
        <draw:frame draw:style-name="gr8" draw:text-style-name="P7" draw:layer="layout" svg:width="0.718cm" svg:height="0.683cm" svg:x="4.431cm" svg:y="9.493cm">
          <draw:text-box>
            <text:p><text:span text:style-name="T4">1</text:span></text:p>
          </draw:text-box>
        </draw:frame>
        <draw:frame draw:style-name="gr8" draw:text-style-name="P7" draw:layer="layout" svg:width="0.718cm" svg:height="0.683cm" svg:x="4.425cm" svg:y="8.886cm">
          <draw:text-box>
            <text:p><text:span text:style-name="T4">2</text:span></text:p>
          </draw:text-box>
        </draw:frame>
        <draw:frame draw:style-name="gr9" draw:text-style-name="P1" draw:layer="layout" svg:width="1.746cm" svg:height="2.426cm" svg:x="2.725cm" svg:y="8.345cm">
          <draw:image xlink:href="Pictures/10000001000000E20000013A6F411F175CA060C9.gif" xlink:type="simple" xlink:show="embed" xlink:actuate="onLoad" draw:mime-type="image/gif">
            <text:p/>
          </draw:image>
        </draw:frame>
        <draw:frame draw:style-name="gr8" draw:text-style-name="P7" draw:layer="layout" svg:width="0.718cm" svg:height="0.683cm" svg:x="4.432cm" svg:y="8.252cm">
          <draw:text-box>
            <text:p><text:span text:style-name="T4">3</text:span></text:p>
          </draw:text-box>
        </draw:frame>
        <draw:frame draw:style-name="gr9" draw:text-style-name="P1" draw:layer="layout" svg:width="4.419cm" svg:height="4.419cm" draw:transform="rotate (-3.14159265358979) translate (25.998cm 9.643cm)">
          <draw:image xlink:href="Pictures/10000001000000ED000000EDBC04885DDB88289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18T09:11:45.242000000</meta:creation-date>
    <dc:date>2023-01-16T12:47:20.092264817</dc:date>
    <meta:editing-duration>PT6H19M10S</meta:editing-duration>
    <meta:editing-cycles>137</meta:editing-cycles>
    <meta:generator>LibreOffice/7.3.7.2$Linux_X86_64 LibreOffice_project/30$Build-2</meta:generator>
    <meta:document-statistic meta:object-count="17"/>
  </office:meta>
</office:document-meta>
</file>